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43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draw:fill="none" draw:stroke="solid" svg:stroke-width="0.00694in" svg:stroke-color="#4472c4" draw:marker-end="a403" svg:stroke-opacity="100%" draw:stroke-linejoin="miter" svg:stroke-linecap="butt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draw:fill="none" draw:stroke="solid" svg:stroke-width="0.00694in" svg:stroke-color="#4472c4" draw:marker-end="a405" svg:stroke-opacity="100%" draw:stroke-linejoin="miter" svg:stroke-linecap="butt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8">
      <style:graphic-properties draw:fill="none" draw:stroke="solid" svg:stroke-width="0.00694in" svg:stroke-color="#4472c4" draw:marker-end="a407" svg:stroke-opacity="100%" draw:stroke-linejoin="miter" svg:stroke-linecap="butt"/>
    </style:style>
    <style:style style:family="graphic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6" style:parent-style-name="Graphics">
      <style:graphic-properties draw:fill="none" draw:stroke="non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0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4">
      <style:graphic-properties draw:fill="none" draw:stroke="solid" svg:stroke-width="0.00694in" svg:stroke-color="#4472c4" draw:marker-end="a493" svg:stroke-opacity="100%" draw:stroke-linejoin="miter" svg:stroke-linecap="butt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draw:fill="none" draw:stroke="solid" svg:stroke-width="0.00694in" svg:stroke-color="#4472c4" draw:marker-end="a504" svg:stroke-opacity="100%" draw:stroke-linejoin="miter" svg:stroke-linecap="butt"/>
    </style:style>
    <style:style style:family="graphic" style:name="a49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7">
      <style:graphic-properties draw:fill="none" draw:stroke="solid" svg:stroke-width="0.00694in" svg:stroke-color="#4472c4" draw:marker-end="a506" svg:stroke-opacity="100%" draw:stroke-linejoin="miter" svg:stroke-linecap="butt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9">
      <style:graphic-properties draw:fill="none" draw:stroke="solid" svg:stroke-width="0.00694in" svg:stroke-color="#4472c4" draw:marker-end="a508" svg:stroke-opacity="100%" draw:stroke-linejoin="miter" svg:stroke-linecap="butt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Slide2" draw:style-name="a381" draw:master-page-name="Master1-Layout7-blank-Blank" presentation:presentation-page-layout-name="Master1-PPL7" draw:id="Slide-257">
        <draw:custom-shape svg:x="4.77599in" svg:y="0.3068in" svg:width="3.2774in" svg:height="0.46078in" draw:id="id63" draw:style-name="a384" draw:name="Rectangle 79">
          <svg:title/>
          <svg:desc/>
          <text:p text:style-name="a383" text:class-names="" text:cond-style-name=""><text:span text:style-name="a382" text:class-names="">NET CARE – ALBERTA HEALTH RECORD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77303in" svg:y="1.31493in" svg:width="3.28049in" svg:height="0.28667in" draw:id="id64" draw:style-name="a387" draw:name="Rectangle 81">
          <svg:title/>
          <svg:desc/>
          <text:p text:style-name="a386" text:class-names="" text:cond-style-name=""><text:span text:style-name="a385" text:class-names="">PATIENT PORTA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20092in" svg:y="0.87182in" svg:width="0.16139in" svg:height="0.37514in" draw:id="id65" draw:style-name="a390" draw:name="Arrow: Down 83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695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6.37127in" svg:y="1.70829in" svg:width="0.11972in" svg:height="0.38556in" draw:id="id66" draw:style-name="a393" draw:name="Arrow: Up 84">
          <svg:title/>
          <svg:desc/>
          <text:p text:style-name="a392" text:class-names="" text:cond-style-name=""><text:span text:style-name="a391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335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6.08688in" svg:y="1.71186in" svg:width="0.15097in" svg:height="0.38556in" draw:id="id67" draw:style-name="a396" draw:name="Arrow: Down 87">
          <svg:title/>
          <svg:desc/>
          <text:p text:style-name="a395" text:class-names="" text:cond-style-name=""><text:span text:style-name="a394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737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68" draw:style-name="a399" draw:name="TextBox 90" svg:x="6.52626in" svg:y="1.75842in" svg:width="2.75057in" svg:height="0.2861in">
          <draw:text-box>
            <text:p text:style-name="a398" text:class-names="" text:cond-style-name=""><text:span text:style-name="a397" text:class-names="">Patient ID – Alberta Health Care Number</text:span></text:p>
          </draw:text-box>
          <svg:title/>
          <svg:desc/>
        </draw:frame>
        <draw:custom-shape svg:x="4.71995in" svg:y="2.17466in" svg:width="3.33223in" svg:height="0.28582in" draw:id="id69" draw:style-name="a402" draw:name="Rectangle 91">
          <svg:title/>
          <svg:desc/>
          <text:p text:style-name="a401" text:class-names="" text:cond-style-name=""><text:span text:style-name="a400" text:class-names="">PATIENT DETAIL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36906in" svg:y1="5.26813in" svg:x2="1.82739in" svg:y2="5.2473in" draw:id="id70" draw:style-name="a404" draw:name="Straight Arrow Connector 92">
          <svg:title/>
          <svg:desc/>
        </draw:connector>
        <draw:connector draw:type="line" svg:x1="2.6957in" svg:y1="2.12261in" svg:x2="1.72695in" svg:y2="1.75802in" draw:id="id71" draw:style-name="a406" draw:name="Straight Arrow Connector 95">
          <svg:title/>
          <svg:desc/>
        </draw:connector>
        <draw:connector draw:type="line" svg:x1="2.36226in" svg:y1="5.57508in" svg:x2="1.75809in" svg:y2="5.79383in" draw:id="id72" draw:style-name="a408" draw:name="Straight Arrow Connector 98">
          <svg:title/>
          <svg:desc/>
        </draw:connector>
        <draw:frame draw:id="id73" draw:style-name="a411" draw:name="TextBox 100" svg:x="0.81994in" svg:y="1.63095in" svg:width="0.95089in" svg:height="0.2861in">
          <draw:text-box>
            <text:p text:style-name="a410" text:class-names="" text:cond-style-name=""><text:span text:style-name="a409" text:class-names="">First Name</text:span></text:p>
          </draw:text-box>
          <svg:title/>
          <svg:desc/>
        </draw:frame>
        <draw:frame draw:id="id74" draw:style-name="a414" draw:name="TextBox 103" svg:x="0.77827in" svg:y="2.10119in" svg:width="0.99405in" svg:height="0.2861in">
          <draw:text-box>
            <text:p text:style-name="a413" text:class-names="" text:cond-style-name=""><text:span text:style-name="a412" text:class-names="">Last Name</text:span></text:p>
          </draw:text-box>
          <svg:title/>
          <svg:desc/>
        </draw:frame>
        <draw:frame draw:id="id75" draw:style-name="a417" draw:name="TextBox 104" svg:x="0.82143in" svg:y="2.95684in" svg:width="0.82143in" svg:height="0.2861in">
          <draw:text-box>
            <text:p text:style-name="a416" text:class-names="" text:cond-style-name=""><text:span text:style-name="a415" text:class-names="">Address</text:span></text:p>
          </draw:text-box>
          <svg:title/>
          <svg:desc/>
        </draw:frame>
        <draw:frame draw:id="id76" draw:style-name="a420" draw:name="TextBox 105" svg:x="0.81845in" svg:y="2.57292in" svg:width="0.73661in" svg:height="0.2861in">
          <draw:text-box>
            <text:p text:style-name="a419" text:class-names="" text:cond-style-name=""><text:span text:style-name="a418" text:class-names="">Age</text:span></text:p>
          </draw:text-box>
          <svg:title/>
          <svg:desc/>
        </draw:frame>
        <draw:custom-shape svg:x="4.77614in" svg:y="3.04127in" svg:width="3.28423in" svg:height="0.44792in" draw:id="id77" draw:style-name="a423" draw:name="Rectangle 106">
          <svg:title/>
          <svg:desc/>
          <text:p text:style-name="a422" text:class-names="" text:cond-style-name=""><text:span text:style-name="a421" text:class-names="">COVID 19 – VACCINATION REPORT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8393in" svg:y="2.51145in" svg:width="0.16139in" svg:height="0.44806in" draw:id="id78" draw:style-name="a426" draw:name="Arrow: Down 108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771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4.77752in" svg:y="4.03622in" svg:width="3.28467in" svg:height="0.331in" draw:id="id79" draw:style-name="a430" draw:name="Rectangle 109">
          <svg:title/>
          <svg:desc/>
          <text:p text:style-name="a429" text:class-names="" text:cond-style-name=""><text:span text:style-name="a427" text:class-names="">COVID 19 VACCINE - </text:span><text:span text:style-name="a428" text:class-names=""><text:s text:c="1"/>FIRST DOS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71502in" svg:y="5.0953in" svg:width="3.34717in" svg:height="0.331in" draw:id="id80" draw:style-name="a437" draw:name="Rectangle 111">
          <svg:title/>
          <svg:desc/>
          <text:p text:style-name="a436" text:class-names="" text:cond-style-name=""><text:span text:style-name="a431" text:class-names="">COVID 19</text:span><text:span text:style-name="a432" text:class-names=""> </text:span><text:span text:style-name="a433" text:class-names=""><text:s text:c="1"/></text:span><text:span text:style-name="a434" text:class-names="">VACCINE<text:s text:c="1"/></text:span><text:span text:style-name="a435" text:class-names="">– SECOND DOS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71828in" svg:y="6.15967in" svg:width="3.33147in" svg:height="0.38044in" draw:id="id81" draw:style-name="a441" draw:name="Rectangle 113">
          <svg:title/>
          <svg:desc/>
          <text:p text:style-name="a440" text:class-names="" text:cond-style-name=""><text:span text:style-name="a438" text:class-names=""> STATUS - FULLY</text:span><text:span text:style-name="a439" text:class-names=""><text:s text:c="1"/>VACCINATED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3993in" svg:y="3.56882in" svg:width="0.1718in" svg:height="0.38556in" draw:id="id82" draw:style-name="a444" draw:name="Arrow: Down 114">
          <svg:title/>
          <svg:desc/>
          <text:p text:style-name="a443" text:class-names="" text:cond-style-name=""><text:span text:style-name="a442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6788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6.03822in" svg:y="4.4673in" svg:width="0.16139in" svg:height="0.48973in" draw:id="id83" draw:style-name="a447" draw:name="Arrow: Down 115">
          <svg:title/>
          <svg:desc/>
          <text:p text:style-name="a446" text:class-names="" text:cond-style-name=""><text:span text:style-name="a445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804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84" draw:style-name="a450" draw:name="TextBox 119" svg:x="0.57043in" svg:y="5.60556in" svg:width="1.49192in" svg:height="0.47122in">
          <draw:text-box>
            <text:p text:style-name="a449" text:class-names="" text:cond-style-name=""><text:span text:style-name="a448" text:class-names="">Location – Pharmacy or AHS</text:span></text:p>
          </draw:text-box>
          <svg:title/>
          <svg:desc/>
        </draw:frame>
        <draw:frame draw:id="id85" draw:style-name="a455" draw:name="TextBox 123" svg:x="6.48756in" svg:y="5.60945in" svg:width="2.15625in" svg:height="0.47122in">
          <draw:text-box>
            <text:p text:style-name="a452" text:class-names="" text:cond-style-name=""><text:span text:style-name="a451" text:class-names="">14 days after Second dose</text:span></text:p>
            <text:p text:style-name="a454" text:class-names="" text:cond-style-name=""><text:span text:style-name="a453" text:class-names=""/></text:p>
          </draw:text-box>
          <svg:title/>
          <svg:desc/>
        </draw:frame>
        <draw:frame draw:id="id86" draw:style-name="a456" draw:name="Ink 138" svg:x="5.28607in" svg:y="12.60572in" svg:width="0.01042in" svg:height="0.01042in" style:rel-width="scale" style:rel-height="scale">
          <draw:image xlink:href="media/image1.png" xlink:type="simple" xlink:show="embed" xlink:actuate="onLoad"/>
          <svg:title/>
          <svg:desc/>
        </draw:frame>
        <draw:custom-shape svg:x="6.28156in" svg:y="4.47213in" svg:width="0.15097in" svg:height="0.48973in" draw:id="id88" draw:style-name="a459" draw:name="Arrow: Up 139">
          <svg:title/>
          <svg:desc/>
          <text:p text:style-name="a458" text:class-names="" text:cond-style-name="" text:id="id87"><text:span text:style-name="a457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3329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89" draw:style-name="a463" draw:name="TextBox 140" svg:x="6.52534in" svg:y="4.52503in" svg:width="3.57214in" svg:height="0.2861in">
          <draw:text-box>
            <text:p text:style-name="a462" text:class-names="" text:cond-style-name=""><text:span text:style-name="a460" text:class-names="">Check Eligibility – No. Of Days</text:span><text:span text:style-name="a461" text:class-names=""><text:s text:c="1"/>(28 after first dose)</text:span></text:p>
          </draw:text-box>
          <svg:title/>
          <svg:desc/>
        </draw:frame>
        <draw:frame draw:id="id90" draw:style-name="a466" draw:name="TextBox 142" svg:x="0.56887in" svg:y="4.52503in" svg:width="1.18237in" svg:height="0.2861in">
          <draw:text-box>
            <text:p text:style-name="a465" text:class-names="" text:cond-style-name=""><text:span text:style-name="a464" text:class-names="">Date- Received</text:span></text:p>
          </draw:text-box>
          <svg:title/>
          <svg:desc/>
        </draw:frame>
        <draw:frame draw:id="id91" draw:style-name="a469" draw:name="TextBox 143" svg:x="0.56887in" svg:y="5.11984in" svg:width="1.44792in" svg:height="0.2861in">
          <draw:text-box>
            <text:p text:style-name="a468" text:class-names="" text:cond-style-name=""><text:span text:style-name="a467" text:class-names="">Type of Vaccine</text:span></text:p>
          </draw:text-box>
          <svg:title/>
          <svg:desc/>
        </draw:frame>
        <draw:custom-shape svg:x="2.76784in" svg:y="4.03308in" svg:width="1.78949in" svg:height="0.38013in" draw:id="id92" draw:style-name="a472" draw:name="Arrow: Bent 144">
          <svg:title/>
          <svg:desc/>
          <text:p text:style-name="a471" text:class-names="" text:cond-style-name=""><text:span text:style-name="a470" text:class-names=""/></text:p>
          <draw:enhanced-geometry xmlns:dr3d="urn:oasis:names:tc:opendocument:xmlns:dr3d:1.0" draw:path-stretchpoint-x="21600" draw:path-stretchpoint-y="21600" draw:type="non-primitive" svg:viewBox="0 0 21600 21600" draw:enhanced-path="M ?f3 ?f6 L ?f3 ?f27 A ?f67 ?f68 ?f69 ?f70 ?f3 ?f27 ?f64 ?f66  W ?f71 ?f72 ?f73 ?f74 ?f3 ?f27 ?f64 ?f66 L ?f19 ?f17 ?f19 ?f5 ?f4 ?f15 ?f19 ?f26 ?f19 ?f25 ?f24 ?f25 A ?f114 ?f115 ?f116 ?f117 ?f24 ?f25 ?f111 ?f113  W ?f118 ?f119 ?f120 ?f121 ?f24 ?f25 ?f111 ?f113 L ?f14 ?f6 Z N" draw:text-areas="?f3 ?f5 ?f4 ?f6" draw:glue-points="?f19 ?f5 ?f19 ?f26 ?f16 ?f6 ?f4 ?f15" draw:glue-point-leaving-directions="-360, -180, -180, -90" draw:modifiers="25000 25000 25000 4375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?f9 * ?f12 / 100000"/>
            <draw:equation draw:name="f15" draw:formula="?f9 * ?f11 / 100000"/>
            <draw:equation draw:name="f16" draw:formula="?f14 / 2"/>
            <draw:equation draw:name="f17" draw:formula="?f15 - ?f16"/>
            <draw:equation draw:name="f18" draw:formula="?f9 * ?f13 / 100000"/>
            <draw:equation draw:name="f19" draw:formula="?f4 - ?f18"/>
            <draw:equation draw:name="f20" draw:formula="$3"/>
            <draw:equation draw:name="f21" draw:formula="?f9 * ?f20 / 100000"/>
            <draw:equation draw:name="f22" draw:formula="?f21 - ?f14"/>
            <draw:equation draw:name="f23" draw:formula="max(?f22, 0)"/>
            <draw:equation draw:name="f24" draw:formula="?f14 + ?f23"/>
            <draw:equation draw:name="f25" draw:formula="?f17 + ?f14"/>
            <draw:equation draw:name="f26" draw:formula="?f25 + ?f17"/>
            <draw:equation draw:name="f27" draw:formula="?f17 + ?f21"/>
            <draw:equation draw:name="f28" draw:formula="21550000 - ?f2"/>
            <draw:equation draw:name="f29" draw:formula="if(?f28, ?f2, 21550000)"/>
            <draw:equation draw:name="f30" draw:formula="-21550000 - ?f29"/>
            <draw:equation draw:name="f31" draw:formula="if(?f30, -21550000, ?f29)"/>
            <draw:equation draw:name="f32" draw:formula="?f1 + ?f31"/>
            <draw:equation draw:name="f33" draw:formula="?f1 + ?f2"/>
            <draw:equation draw:name="f34" draw:formula="?f33 * ?f10 / ?f1"/>
            <draw:equation draw:name="f35" draw:formula="0 - ?f34"/>
            <draw:equation draw:name="f36" draw:formula="cos(?f35)"/>
            <draw:equation draw:name="f37" draw:formula="0 - ?f36"/>
            <draw:equation draw:name="f38" draw:formula="?f37 * ?f21"/>
            <draw:equation draw:name="f39" draw:formula="sin(?f35)"/>
            <draw:equation draw:name="f40" draw:formula="0 - ?f39"/>
            <draw:equation draw:name="f41" draw:formula="?f40 * ?f21"/>
            <draw:equation draw:name="f42" draw:formula="sqrt(?f38 * ?f38 + ?f41 * ?f41 + 0 * 0)"/>
            <draw:equation draw:name="f43" draw:formula="?f21 * ?f21 / ?f42"/>
            <draw:equation draw:name="f44" draw:formula="?f40 * ?f43"/>
            <draw:equation draw:name="f45" draw:formula="?f3 - ?f44"/>
            <draw:equation draw:name="f46" draw:formula="?f37 * ?f43"/>
            <draw:equation draw:name="f47" draw:formula="?f27 - ?f46"/>
            <draw:equation draw:name="f48" draw:formula="?f45 - ?f21"/>
            <draw:equation draw:name="f49" draw:formula="?f47 - ?f21"/>
            <draw:equation draw:name="f50" draw:formula="?f45 + ?f21"/>
            <draw:equation draw:name="f51" draw:formula="?f47 + ?f21"/>
            <draw:equation draw:name="f52" draw:formula="?f32 + ?f2"/>
            <draw:equation draw:name="f53" draw:formula="?f52 * ?f10 / ?f1"/>
            <draw:equation draw:name="f54" draw:formula="0 - ?f53"/>
            <draw:equation draw:name="f55" draw:formula="cos(?f54)"/>
            <draw:equation draw:name="f56" draw:formula="0 - ?f55"/>
            <draw:equation draw:name="f57" draw:formula="?f56 * ?f21"/>
            <draw:equation draw:name="f58" draw:formula="sin(?f54)"/>
            <draw:equation draw:name="f59" draw:formula="0 - ?f58"/>
            <draw:equation draw:name="f60" draw:formula="?f59 * ?f21"/>
            <draw:equation draw:name="f61" draw:formula="sqrt(?f57 * ?f57 + ?f60 * ?f60 + 0 * 0)"/>
            <draw:equation draw:name="f62" draw:formula="?f21 * ?f21 / ?f61"/>
            <draw:equation draw:name="f63" draw:formula="?f59 * ?f62"/>
            <draw:equation draw:name="f64" draw:formula="?f45 + ?f63"/>
            <draw:equation draw:name="f65" draw:formula="?f56 * ?f62"/>
            <draw:equation draw:name="f66" draw:formula="?f47 + ?f65"/>
            <draw:equation draw:name="f67" draw:formula="if(?f31, ?f3, ?f48)"/>
            <draw:equation draw:name="f68" draw:formula="if(?f31, ?f27, ?f49)"/>
            <draw:equation draw:name="f69" draw:formula="if(?f31, ?f3, ?f50)"/>
            <draw:equation draw:name="f70" draw:formula="if(?f31, ?f27, ?f51)"/>
            <draw:equation draw:name="f71" draw:formula="if(?f31, ?f48, ?f64)"/>
            <draw:equation draw:name="f72" draw:formula="if(?f31, ?f49, ?f66)"/>
            <draw:equation draw:name="f73" draw:formula="if(?f31, ?f50, ?f64)"/>
            <draw:equation draw:name="f74" draw:formula="if(?f31, ?f51, ?f66)"/>
            <draw:equation draw:name="f75" draw:formula="21550000 - -5400000"/>
            <draw:equation draw:name="f76" draw:formula="if(?f75, -5400000, 21550000)"/>
            <draw:equation draw:name="f77" draw:formula="-21550000 - ?f76"/>
            <draw:equation draw:name="f78" draw:formula="if(?f77, -21550000, ?f76)"/>
            <draw:equation draw:name="f79" draw:formula="?f0 + ?f78"/>
            <draw:equation draw:name="f80" draw:formula="?f0 + ?f2"/>
            <draw:equation draw:name="f81" draw:formula="?f80 * ?f10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3"/>
            <draw:equation draw:name="f86" draw:formula="sin(?f82)"/>
            <draw:equation draw:name="f87" draw:formula="0 - ?f86"/>
            <draw:equation draw:name="f88" draw:formula="?f87 * ?f23"/>
            <draw:equation draw:name="f89" draw:formula="sqrt(?f85 * ?f85 + ?f88 * ?f88 + 0 * 0)"/>
            <draw:equation draw:name="f90" draw:formula="?f23 * ?f23 / ?f89"/>
            <draw:equation draw:name="f91" draw:formula="?f87 * ?f90"/>
            <draw:equation draw:name="f92" draw:formula="?f24 - ?f91"/>
            <draw:equation draw:name="f93" draw:formula="?f84 * ?f90"/>
            <draw:equation draw:name="f94" draw:formula="?f25 - ?f93"/>
            <draw:equation draw:name="f95" draw:formula="?f92 - ?f23"/>
            <draw:equation draw:name="f96" draw:formula="?f94 - ?f23"/>
            <draw:equation draw:name="f97" draw:formula="?f92 + ?f23"/>
            <draw:equation draw:name="f98" draw:formula="?f94 + ?f23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3"/>
            <draw:equation draw:name="f105" draw:formula="sin(?f101)"/>
            <draw:equation draw:name="f106" draw:formula="0 - ?f105"/>
            <draw:equation draw:name="f107" draw:formula="?f106 * ?f23"/>
            <draw:equation draw:name="f108" draw:formula="sqrt(?f104 * ?f104 + ?f107 * ?f107 + 0 * 0)"/>
            <draw:equation draw:name="f109" draw:formula="?f23 * ?f23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24, ?f95)"/>
            <draw:equation draw:name="f115" draw:formula="if(?f78, ?f25, ?f96)"/>
            <draw:equation draw:name="f116" draw:formula="if(?f78, ?f24, ?f97)"/>
            <draw:equation draw:name="f117" draw:formula="if(?f78, ?f25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</draw:enhanced-geometry>
        </draw:custom-shape>
        <draw:custom-shape svg:x="2.77101in" svg:y="5.61493in" svg:width="2.12546in" svg:height="0.38479in" draw:id="id93" draw:style-name="a475" draw:name="Arrow: Bent-Up 145">
          <svg:title/>
          <svg:desc/>
          <text:p text:style-name="a474" text:class-names="" text:cond-style-name=""><text:span text:style-name="a473" text:class-names=""/></text:p>
          <draw:enhanced-geometry xmlns:dr3d="urn:oasis:names:tc:opendocument:xmlns:dr3d:1.0" draw:path-stretchpoint-x="21600" draw:path-stretchpoint-y="21600" draw:type="non-primitive" svg:viewBox="0 0 21600 21600" draw:enhanced-path="M ?f0 ?f19 L ?f16 ?f19 ?f16 ?f10 ?f12 ?f10 ?f14 ?f2 ?f1 ?f10 ?f17 ?f10 ?f17 ?f3 ?f0 ?f3 Z N" draw:text-areas="?f0 ?f19 ?f17 ?f3" draw:glue-points="?f14 ?f2 ?f12 ?f10 ?f0 ?f21 ?f20 ?f3 ?f17 ?f22 ?f1 ?f10" draw:glue-point-leaving-directions="-360, -270, -270, -180, -90, -90" draw:modifiers="25000 25000 25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$2"/>
            <draw:equation draw:name="f10" draw:formula="?f6 * ?f9 / 100000"/>
            <draw:equation draw:name="f11" draw:formula="?f6 * ?f8 / 50000"/>
            <draw:equation draw:name="f12" draw:formula="?f1 - ?f11"/>
            <draw:equation draw:name="f13" draw:formula="?f6 * ?f8 / 100000"/>
            <draw:equation draw:name="f14" draw:formula="?f1 - ?f13"/>
            <draw:equation draw:name="f15" draw:formula="?f6 * ?f7 / 200000"/>
            <draw:equation draw:name="f16" draw:formula="?f14 - ?f15"/>
            <draw:equation draw:name="f17" draw:formula="?f14 + ?f15"/>
            <draw:equation draw:name="f18" draw:formula="?f6 * ?f7 / 100000"/>
            <draw:equation draw:name="f19" draw:formula="?f3 - ?f18"/>
            <draw:equation draw:name="f20" draw:formula="?f17 / 2"/>
            <draw:equation draw:name="f21" draw:formula="(?f19 + ?f3) / 2"/>
            <draw:equation draw:name="f22" draw:formula="(?f10 + ?f3) / 2"/>
          </draw:enhanced-geometry>
        </draw:custom-shape>
        <draw:custom-shape svg:x="6.03791in" svg:y="5.52902in" svg:width="0.1718in" svg:height="0.54181in" draw:id="id94" draw:style-name="a478" draw:name="Arrow: Down 147">
          <svg:title/>
          <svg:desc/>
          <text:p text:style-name="a477" text:class-names="" text:cond-style-name=""><text:span text:style-name="a476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817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3.05282in" svg:y="1.3801in" svg:width="1.50824in" svg:height="0.43221in" draw:id="id95" draw:style-name="a481" draw:name="Arrow: Bent 148">
          <svg:title/>
          <svg:desc/>
          <text:p text:style-name="a480" text:class-names="" text:cond-style-name=""><text:span text:style-name="a479" text:class-names=""/></text:p>
          <draw:enhanced-geometry xmlns:dr3d="urn:oasis:names:tc:opendocument:xmlns:dr3d:1.0" draw:path-stretchpoint-x="21600" draw:path-stretchpoint-y="21600" draw:type="non-primitive" svg:viewBox="0 0 21600 21600" draw:enhanced-path="M ?f3 ?f6 L ?f3 ?f27 A ?f67 ?f68 ?f69 ?f70 ?f3 ?f27 ?f64 ?f66  W ?f71 ?f72 ?f73 ?f74 ?f3 ?f27 ?f64 ?f66 L ?f19 ?f17 ?f19 ?f5 ?f4 ?f15 ?f19 ?f26 ?f19 ?f25 ?f24 ?f25 A ?f114 ?f115 ?f116 ?f117 ?f24 ?f25 ?f111 ?f113  W ?f118 ?f119 ?f120 ?f121 ?f24 ?f25 ?f111 ?f113 L ?f14 ?f6 Z N" draw:text-areas="?f3 ?f5 ?f4 ?f6" draw:glue-points="?f19 ?f5 ?f19 ?f26 ?f16 ?f6 ?f4 ?f15" draw:glue-point-leaving-directions="-360, -180, -180, -90" draw:modifiers="25000 25000 25000 4375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?f9 * ?f12 / 100000"/>
            <draw:equation draw:name="f15" draw:formula="?f9 * ?f11 / 100000"/>
            <draw:equation draw:name="f16" draw:formula="?f14 / 2"/>
            <draw:equation draw:name="f17" draw:formula="?f15 - ?f16"/>
            <draw:equation draw:name="f18" draw:formula="?f9 * ?f13 / 100000"/>
            <draw:equation draw:name="f19" draw:formula="?f4 - ?f18"/>
            <draw:equation draw:name="f20" draw:formula="$3"/>
            <draw:equation draw:name="f21" draw:formula="?f9 * ?f20 / 100000"/>
            <draw:equation draw:name="f22" draw:formula="?f21 - ?f14"/>
            <draw:equation draw:name="f23" draw:formula="max(?f22, 0)"/>
            <draw:equation draw:name="f24" draw:formula="?f14 + ?f23"/>
            <draw:equation draw:name="f25" draw:formula="?f17 + ?f14"/>
            <draw:equation draw:name="f26" draw:formula="?f25 + ?f17"/>
            <draw:equation draw:name="f27" draw:formula="?f17 + ?f21"/>
            <draw:equation draw:name="f28" draw:formula="21550000 - ?f2"/>
            <draw:equation draw:name="f29" draw:formula="if(?f28, ?f2, 21550000)"/>
            <draw:equation draw:name="f30" draw:formula="-21550000 - ?f29"/>
            <draw:equation draw:name="f31" draw:formula="if(?f30, -21550000, ?f29)"/>
            <draw:equation draw:name="f32" draw:formula="?f1 + ?f31"/>
            <draw:equation draw:name="f33" draw:formula="?f1 + ?f2"/>
            <draw:equation draw:name="f34" draw:formula="?f33 * ?f10 / ?f1"/>
            <draw:equation draw:name="f35" draw:formula="0 - ?f34"/>
            <draw:equation draw:name="f36" draw:formula="cos(?f35)"/>
            <draw:equation draw:name="f37" draw:formula="0 - ?f36"/>
            <draw:equation draw:name="f38" draw:formula="?f37 * ?f21"/>
            <draw:equation draw:name="f39" draw:formula="sin(?f35)"/>
            <draw:equation draw:name="f40" draw:formula="0 - ?f39"/>
            <draw:equation draw:name="f41" draw:formula="?f40 * ?f21"/>
            <draw:equation draw:name="f42" draw:formula="sqrt(?f38 * ?f38 + ?f41 * ?f41 + 0 * 0)"/>
            <draw:equation draw:name="f43" draw:formula="?f21 * ?f21 / ?f42"/>
            <draw:equation draw:name="f44" draw:formula="?f40 * ?f43"/>
            <draw:equation draw:name="f45" draw:formula="?f3 - ?f44"/>
            <draw:equation draw:name="f46" draw:formula="?f37 * ?f43"/>
            <draw:equation draw:name="f47" draw:formula="?f27 - ?f46"/>
            <draw:equation draw:name="f48" draw:formula="?f45 - ?f21"/>
            <draw:equation draw:name="f49" draw:formula="?f47 - ?f21"/>
            <draw:equation draw:name="f50" draw:formula="?f45 + ?f21"/>
            <draw:equation draw:name="f51" draw:formula="?f47 + ?f21"/>
            <draw:equation draw:name="f52" draw:formula="?f32 + ?f2"/>
            <draw:equation draw:name="f53" draw:formula="?f52 * ?f10 / ?f1"/>
            <draw:equation draw:name="f54" draw:formula="0 - ?f53"/>
            <draw:equation draw:name="f55" draw:formula="cos(?f54)"/>
            <draw:equation draw:name="f56" draw:formula="0 - ?f55"/>
            <draw:equation draw:name="f57" draw:formula="?f56 * ?f21"/>
            <draw:equation draw:name="f58" draw:formula="sin(?f54)"/>
            <draw:equation draw:name="f59" draw:formula="0 - ?f58"/>
            <draw:equation draw:name="f60" draw:formula="?f59 * ?f21"/>
            <draw:equation draw:name="f61" draw:formula="sqrt(?f57 * ?f57 + ?f60 * ?f60 + 0 * 0)"/>
            <draw:equation draw:name="f62" draw:formula="?f21 * ?f21 / ?f61"/>
            <draw:equation draw:name="f63" draw:formula="?f59 * ?f62"/>
            <draw:equation draw:name="f64" draw:formula="?f45 + ?f63"/>
            <draw:equation draw:name="f65" draw:formula="?f56 * ?f62"/>
            <draw:equation draw:name="f66" draw:formula="?f47 + ?f65"/>
            <draw:equation draw:name="f67" draw:formula="if(?f31, ?f3, ?f48)"/>
            <draw:equation draw:name="f68" draw:formula="if(?f31, ?f27, ?f49)"/>
            <draw:equation draw:name="f69" draw:formula="if(?f31, ?f3, ?f50)"/>
            <draw:equation draw:name="f70" draw:formula="if(?f31, ?f27, ?f51)"/>
            <draw:equation draw:name="f71" draw:formula="if(?f31, ?f48, ?f64)"/>
            <draw:equation draw:name="f72" draw:formula="if(?f31, ?f49, ?f66)"/>
            <draw:equation draw:name="f73" draw:formula="if(?f31, ?f50, ?f64)"/>
            <draw:equation draw:name="f74" draw:formula="if(?f31, ?f51, ?f66)"/>
            <draw:equation draw:name="f75" draw:formula="21550000 - -5400000"/>
            <draw:equation draw:name="f76" draw:formula="if(?f75, -5400000, 21550000)"/>
            <draw:equation draw:name="f77" draw:formula="-21550000 - ?f76"/>
            <draw:equation draw:name="f78" draw:formula="if(?f77, -21550000, ?f76)"/>
            <draw:equation draw:name="f79" draw:formula="?f0 + ?f78"/>
            <draw:equation draw:name="f80" draw:formula="?f0 + ?f2"/>
            <draw:equation draw:name="f81" draw:formula="?f80 * ?f10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3"/>
            <draw:equation draw:name="f86" draw:formula="sin(?f82)"/>
            <draw:equation draw:name="f87" draw:formula="0 - ?f86"/>
            <draw:equation draw:name="f88" draw:formula="?f87 * ?f23"/>
            <draw:equation draw:name="f89" draw:formula="sqrt(?f85 * ?f85 + ?f88 * ?f88 + 0 * 0)"/>
            <draw:equation draw:name="f90" draw:formula="?f23 * ?f23 / ?f89"/>
            <draw:equation draw:name="f91" draw:formula="?f87 * ?f90"/>
            <draw:equation draw:name="f92" draw:formula="?f24 - ?f91"/>
            <draw:equation draw:name="f93" draw:formula="?f84 * ?f90"/>
            <draw:equation draw:name="f94" draw:formula="?f25 - ?f93"/>
            <draw:equation draw:name="f95" draw:formula="?f92 - ?f23"/>
            <draw:equation draw:name="f96" draw:formula="?f94 - ?f23"/>
            <draw:equation draw:name="f97" draw:formula="?f92 + ?f23"/>
            <draw:equation draw:name="f98" draw:formula="?f94 + ?f23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3"/>
            <draw:equation draw:name="f105" draw:formula="sin(?f101)"/>
            <draw:equation draw:name="f106" draw:formula="0 - ?f105"/>
            <draw:equation draw:name="f107" draw:formula="?f106 * ?f23"/>
            <draw:equation draw:name="f108" draw:formula="sqrt(?f104 * ?f104 + ?f107 * ?f107 + 0 * 0)"/>
            <draw:equation draw:name="f109" draw:formula="?f23 * ?f23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24, ?f95)"/>
            <draw:equation draw:name="f115" draw:formula="if(?f78, ?f25, ?f96)"/>
            <draw:equation draw:name="f116" draw:formula="if(?f78, ?f24, ?f97)"/>
            <draw:equation draw:name="f117" draw:formula="if(?f78, ?f25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</draw:enhanced-geometry>
        </draw:custom-shape>
        <draw:custom-shape svg:x="3.0905in" svg:y="2.57124in" svg:width="2.11505in" svg:height="0.28063in" draw:id="id96" draw:style-name="a484" draw:name="Arrow: Bent-Up 149">
          <svg:title/>
          <svg:desc/>
          <text:p text:style-name="a483" text:class-names="" text:cond-style-name=""><text:span text:style-name="a482" text:class-names=""/></text:p>
          <draw:enhanced-geometry xmlns:dr3d="urn:oasis:names:tc:opendocument:xmlns:dr3d:1.0" draw:path-stretchpoint-x="21600" draw:path-stretchpoint-y="21600" draw:type="non-primitive" svg:viewBox="0 0 21600 21600" draw:enhanced-path="M ?f0 ?f19 L ?f16 ?f19 ?f16 ?f10 ?f12 ?f10 ?f14 ?f2 ?f1 ?f10 ?f17 ?f10 ?f17 ?f3 ?f0 ?f3 Z N" draw:text-areas="?f0 ?f19 ?f17 ?f3" draw:glue-points="?f14 ?f2 ?f12 ?f10 ?f0 ?f21 ?f20 ?f3 ?f17 ?f22 ?f1 ?f10" draw:glue-point-leaving-directions="-360, -270, -270, -180, -90, -90" draw:modifiers="25000 25000 25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$2"/>
            <draw:equation draw:name="f10" draw:formula="?f6 * ?f9 / 100000"/>
            <draw:equation draw:name="f11" draw:formula="?f6 * ?f8 / 50000"/>
            <draw:equation draw:name="f12" draw:formula="?f1 - ?f11"/>
            <draw:equation draw:name="f13" draw:formula="?f6 * ?f8 / 100000"/>
            <draw:equation draw:name="f14" draw:formula="?f1 - ?f13"/>
            <draw:equation draw:name="f15" draw:formula="?f6 * ?f7 / 200000"/>
            <draw:equation draw:name="f16" draw:formula="?f14 - ?f15"/>
            <draw:equation draw:name="f17" draw:formula="?f14 + ?f15"/>
            <draw:equation draw:name="f18" draw:formula="?f6 * ?f7 / 100000"/>
            <draw:equation draw:name="f19" draw:formula="?f3 - ?f18"/>
            <draw:equation draw:name="f20" draw:formula="?f17 / 2"/>
            <draw:equation draw:name="f21" draw:formula="(?f19 + ?f3) / 2"/>
            <draw:equation draw:name="f22" draw:formula="(?f10 + ?f3) / 2"/>
          </draw:enhanced-geometry>
        </draw:custom-shape>
        <draw:custom-shape svg:x="2.62174in" svg:y="1.90512in" svg:width="0.93206in" svg:height="0.75762in" draw:id="id97" draw:style-name="a487" draw:name="Cylinder 150">
          <svg:title/>
          <svg:desc/>
          <text:p text:style-name="a486" text:class-names="" text:cond-style-name=""><text:span text:style-name="a485" text:class-names="">PATIENT DB</text:span></text:p>
          <draw:enhanced-geometry xmlns:dr3d="urn:oasis:names:tc:opendocument:xmlns:dr3d:1.0" draw:path-stretchpoint-x="21600" draw:path-stretchpoint-y="21600" draw:type="non-primitive" svg:viewBox="0 0 21600 21600" draw:enhanced-path="S M ?f2 ?f13 A ?f55 ?f56 ?f57 ?f58 ?f2 ?f13 ?f52 ?f54  W ?f59 ?f60 ?f61 ?f62 ?f2 ?f13 ?f52 ?f54 L ?f3 ?f15 A ?f102 ?f103 ?f104 ?f105 ?f3 ?f15 ?f99 ?f101  W ?f106 ?f107 ?f108 ?f109 ?f3 ?f15 ?f99 ?f101 Z N S M ?f2 ?f13 A ?f130 ?f131 ?f132 ?f133 ?f2 ?f13 ?f127 ?f129  W ?f134 ?f135 ?f136 ?f137 ?f2 ?f13 ?f127 ?f129 Z N F M ?f3 ?f13 A ?f157 ?f158 ?f159 ?f160 ?f3 ?f13 ?f154 ?f156  W ?f161 ?f162 ?f163 ?f164 ?f3 ?f13 ?f154 ?f156 L ?f3 ?f15 A ?f102 ?f103 ?f104 ?f105 ?f3 ?f15 ?f99 ?f101  W ?f106 ?f107 ?f108 ?f109 ?f3 ?f15 ?f99 ?f101 L ?f2 ?f13 N" draw:text-areas="?f2 ?f14 ?f3 ?f15" draw:glue-points="?f9 ?f14" draw:glue-point-leaving-directions="-360" draw:modifiers="25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0"/>
            <draw:equation draw:name="f13" draw:formula="?f10 * ?f12 / 200000"/>
            <draw:equation draw:name="f14" draw:formula="?f13 + ?f13"/>
            <draw:equation draw:name="f15" draw:formula="?f5 - ?f13"/>
            <draw:equation draw:name="f16" draw:formula="21550000 - -10800000"/>
            <draw:equation draw:name="f17" draw:formula="if(?f16, -10800000, 21550000)"/>
            <draw:equation draw:name="f18" draw:formula="-21550000 - ?f17"/>
            <draw:equation draw:name="f19" draw:formula="if(?f18, -21550000, ?f17)"/>
            <draw:equation draw:name="f20" draw:formula="?f0 + ?f19"/>
            <draw:equation draw:name="f21" draw:formula="?f0 + ?f1"/>
            <draw:equation draw:name="f22" draw:formula="?f21 * ?f11 / ?f0"/>
            <draw:equation draw:name="f23" draw:formula="0 - ?f22"/>
            <draw:equation draw:name="f24" draw:formula="cos(?f23)"/>
            <draw:equation draw:name="f25" draw:formula="0 - ?f24"/>
            <draw:equation draw:name="f26" draw:formula="?f25 * ?f8"/>
            <draw:equation draw:name="f27" draw:formula="sin(?f23)"/>
            <draw:equation draw:name="f28" draw:formula="0 - ?f27"/>
            <draw:equation draw:name="f29" draw:formula="?f28 * ?f13"/>
            <draw:equation draw:name="f30" draw:formula="sqrt(?f26 * ?f26 + ?f29 * ?f29 + 0 * 0)"/>
            <draw:equation draw:name="f31" draw:formula="?f8 * ?f13 / ?f30"/>
            <draw:equation draw:name="f32" draw:formula="?f28 * ?f31"/>
            <draw:equation draw:name="f33" draw:formula="?f2 - ?f32"/>
            <draw:equation draw:name="f34" draw:formula="?f25 * ?f31"/>
            <draw:equation draw:name="f35" draw:formula="?f13 - ?f34"/>
            <draw:equation draw:name="f36" draw:formula="?f33 - ?f8"/>
            <draw:equation draw:name="f37" draw:formula="?f35 - ?f13"/>
            <draw:equation draw:name="f38" draw:formula="?f33 + ?f8"/>
            <draw:equation draw:name="f39" draw:formula="?f35 + ?f13"/>
            <draw:equation draw:name="f40" draw:formula="?f20 + ?f1"/>
            <draw:equation draw:name="f41" draw:formula="?f40 * ?f11 / ?f0"/>
            <draw:equation draw:name="f42" draw:formula="0 - ?f41"/>
            <draw:equation draw:name="f43" draw:formula="cos(?f42)"/>
            <draw:equation draw:name="f44" draw:formula="0 - ?f43"/>
            <draw:equation draw:name="f45" draw:formula="?f44 * ?f8"/>
            <draw:equation draw:name="f46" draw:formula="sin(?f42)"/>
            <draw:equation draw:name="f47" draw:formula="0 - ?f46"/>
            <draw:equation draw:name="f48" draw:formula="?f47 * ?f13"/>
            <draw:equation draw:name="f49" draw:formula="sqrt(?f45 * ?f45 + ?f48 * ?f48 + 0 * 0)"/>
            <draw:equation draw:name="f50" draw:formula="?f8 * ?f13 / ?f49"/>
            <draw:equation draw:name="f51" draw:formula="?f47 * ?f50"/>
            <draw:equation draw:name="f52" draw:formula="?f33 + ?f51"/>
            <draw:equation draw:name="f53" draw:formula="?f44 * ?f50"/>
            <draw:equation draw:name="f54" draw:formula="?f35 + ?f53"/>
            <draw:equation draw:name="f55" draw:formula="if(?f19, ?f2, ?f36)"/>
            <draw:equation draw:name="f56" draw:formula="if(?f19, ?f13, ?f37)"/>
            <draw:equation draw:name="f57" draw:formula="if(?f19, ?f2, ?f38)"/>
            <draw:equation draw:name="f58" draw:formula="if(?f19, ?f13, ?f39)"/>
            <draw:equation draw:name="f59" draw:formula="if(?f19, ?f36, ?f52)"/>
            <draw:equation draw:name="f60" draw:formula="if(?f19, ?f37, ?f54)"/>
            <draw:equation draw:name="f61" draw:formula="if(?f19, ?f38, ?f52)"/>
            <draw:equation draw:name="f62" draw:formula="if(?f19, ?f39, ?f54)"/>
            <draw:equation draw:name="f63" draw:formula="21550000 - ?f0"/>
            <draw:equation draw:name="f64" draw:formula="if(?f63, ?f0, 21550000)"/>
            <draw:equation draw:name="f65" draw:formula="-21550000 - ?f64"/>
            <draw:equation draw:name="f66" draw:formula="if(?f65, -21550000, ?f64)"/>
            <draw:equation draw:name="f67" draw:formula="0 + ?f66"/>
            <draw:equation draw:name="f68" draw:formula="0 + ?f1"/>
            <draw:equation draw:name="f69" draw:formula="?f68 * ?f11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8"/>
            <draw:equation draw:name="f74" draw:formula="sin(?f70)"/>
            <draw:equation draw:name="f75" draw:formula="0 - ?f74"/>
            <draw:equation draw:name="f76" draw:formula="?f75 * ?f13"/>
            <draw:equation draw:name="f77" draw:formula="sqrt(?f73 * ?f73 + ?f76 * ?f76 + 0 * 0)"/>
            <draw:equation draw:name="f78" draw:formula="?f8 * ?f13 / ?f77"/>
            <draw:equation draw:name="f79" draw:formula="?f75 * ?f78"/>
            <draw:equation draw:name="f80" draw:formula="?f3 - ?f79"/>
            <draw:equation draw:name="f81" draw:formula="?f72 * ?f78"/>
            <draw:equation draw:name="f82" draw:formula="?f15 - ?f81"/>
            <draw:equation draw:name="f83" draw:formula="?f80 - ?f8"/>
            <draw:equation draw:name="f84" draw:formula="?f82 - ?f13"/>
            <draw:equation draw:name="f85" draw:formula="?f80 + ?f8"/>
            <draw:equation draw:name="f86" draw:formula="?f82 + ?f13"/>
            <draw:equation draw:name="f87" draw:formula="?f67 + ?f1"/>
            <draw:equation draw:name="f88" draw:formula="?f87 * ?f11 / ?f0"/>
            <draw:equation draw:name="f89" draw:formula="0 - ?f88"/>
            <draw:equation draw:name="f90" draw:formula="cos(?f89)"/>
            <draw:equation draw:name="f91" draw:formula="0 - ?f90"/>
            <draw:equation draw:name="f92" draw:formula="?f91 * ?f8"/>
            <draw:equation draw:name="f93" draw:formula="sin(?f89)"/>
            <draw:equation draw:name="f94" draw:formula="0 - ?f93"/>
            <draw:equation draw:name="f95" draw:formula="?f94 * ?f13"/>
            <draw:equation draw:name="f96" draw:formula="sqrt(?f92 * ?f92 + ?f95 * ?f95 + 0 * 0)"/>
            <draw:equation draw:name="f97" draw:formula="?f8 * ?f13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66, ?f3, ?f83)"/>
            <draw:equation draw:name="f103" draw:formula="if(?f66, ?f15, ?f84)"/>
            <draw:equation draw:name="f104" draw:formula="if(?f66, ?f3, ?f85)"/>
            <draw:equation draw:name="f105" draw:formula="if(?f66, ?f15, ?f86)"/>
            <draw:equation draw:name="f106" draw:formula="if(?f66, ?f83, ?f99)"/>
            <draw:equation draw:name="f107" draw:formula="if(?f66, ?f84, ?f101)"/>
            <draw:equation draw:name="f108" draw:formula="if(?f66, ?f85, ?f99)"/>
            <draw:equation draw:name="f109" draw:formula="if(?f66, ?f86, ?f101)"/>
            <draw:equation draw:name="f110" draw:formula="21550000 - 21600000"/>
            <draw:equation draw:name="f111" draw:formula="if(?f110, 21600000, 21550000)"/>
            <draw:equation draw:name="f112" draw:formula="-21550000 - ?f111"/>
            <draw:equation draw:name="f113" draw:formula="if(?f112, -21550000, ?f111)"/>
            <draw:equation draw:name="f114" draw:formula="?f0 + ?f113"/>
            <draw:equation draw:name="f115" draw:formula="?f114 + ?f1"/>
            <draw:equation draw:name="f116" draw:formula="?f115 * ?f11 / ?f0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8"/>
            <draw:equation draw:name="f121" draw:formula="sin(?f117)"/>
            <draw:equation draw:name="f122" draw:formula="0 - ?f121"/>
            <draw:equation draw:name="f123" draw:formula="?f122 * ?f13"/>
            <draw:equation draw:name="f124" draw:formula="sqrt(?f120 * ?f120 + ?f123 * ?f123 + 0 * 0)"/>
            <draw:equation draw:name="f125" draw:formula="?f8 * ?f13 / ?f124"/>
            <draw:equation draw:name="f126" draw:formula="?f122 * ?f125"/>
            <draw:equation draw:name="f127" draw:formula="?f33 + ?f126"/>
            <draw:equation draw:name="f128" draw:formula="?f119 * ?f125"/>
            <draw:equation draw:name="f129" draw:formula="?f35 + ?f128"/>
            <draw:equation draw:name="f130" draw:formula="if(?f113, ?f2, ?f36)"/>
            <draw:equation draw:name="f131" draw:formula="if(?f113, ?f13, ?f37)"/>
            <draw:equation draw:name="f132" draw:formula="if(?f113, ?f2, ?f38)"/>
            <draw:equation draw:name="f133" draw:formula="if(?f113, ?f13, ?f39)"/>
            <draw:equation draw:name="f134" draw:formula="if(?f113, ?f36, ?f127)"/>
            <draw:equation draw:name="f135" draw:formula="if(?f113, ?f37, ?f129)"/>
            <draw:equation draw:name="f136" draw:formula="if(?f113, ?f38, ?f127)"/>
            <draw:equation draw:name="f137" draw:formula="if(?f113, ?f39, ?f129)"/>
            <draw:equation draw:name="f138" draw:formula="0 + ?f113"/>
            <draw:equation draw:name="f139" draw:formula="?f13 - ?f81"/>
            <draw:equation draw:name="f140" draw:formula="?f139 - ?f13"/>
            <draw:equation draw:name="f141" draw:formula="?f139 + ?f13"/>
            <draw:equation draw:name="f142" draw:formula="?f138 + ?f1"/>
            <draw:equation draw:name="f143" draw:formula="?f142 * ?f11 / ?f0"/>
            <draw:equation draw:name="f144" draw:formula="0 - ?f143"/>
            <draw:equation draw:name="f145" draw:formula="cos(?f144)"/>
            <draw:equation draw:name="f146" draw:formula="0 - ?f145"/>
            <draw:equation draw:name="f147" draw:formula="?f146 * ?f8"/>
            <draw:equation draw:name="f148" draw:formula="sin(?f144)"/>
            <draw:equation draw:name="f149" draw:formula="0 - ?f148"/>
            <draw:equation draw:name="f150" draw:formula="?f149 * ?f13"/>
            <draw:equation draw:name="f151" draw:formula="sqrt(?f147 * ?f147 + ?f150 * ?f150 + 0 * 0)"/>
            <draw:equation draw:name="f152" draw:formula="?f8 * ?f13 / ?f151"/>
            <draw:equation draw:name="f153" draw:formula="?f149 * ?f152"/>
            <draw:equation draw:name="f154" draw:formula="?f80 + ?f153"/>
            <draw:equation draw:name="f155" draw:formula="?f146 * ?f152"/>
            <draw:equation draw:name="f156" draw:formula="?f139 + ?f155"/>
            <draw:equation draw:name="f157" draw:formula="if(?f113, ?f3, ?f83)"/>
            <draw:equation draw:name="f158" draw:formula="if(?f113, ?f13, ?f140)"/>
            <draw:equation draw:name="f159" draw:formula="if(?f113, ?f3, ?f85)"/>
            <draw:equation draw:name="f160" draw:formula="if(?f113, ?f13, ?f141)"/>
            <draw:equation draw:name="f161" draw:formula="if(?f113, ?f83, ?f154)"/>
            <draw:equation draw:name="f162" draw:formula="if(?f113, ?f140, ?f156)"/>
            <draw:equation draw:name="f163" draw:formula="if(?f113, ?f85, ?f154)"/>
            <draw:equation draw:name="f164" draw:formula="if(?f113, ?f141, ?f156)"/>
          </draw:enhanced-geometry>
        </draw:custom-shape>
        <draw:custom-shape svg:x="2.36598in" svg:y="4.63304in" svg:width="1.01539in" svg:height="1.11971in" draw:id="id98" draw:style-name="a492" draw:name="Cylinder 153">
          <svg:title/>
          <svg:desc/>
          <text:p text:style-name="a489" text:class-names="" text:cond-style-name=""><text:span text:style-name="a488" text:class-names="">COVID 19 </text:span></text:p>
          <text:p text:style-name="a491" text:class-names="" text:cond-style-name=""><text:span text:style-name="a490" text:class-names="">VACCINE DB</text:span></text:p>
          <draw:enhanced-geometry xmlns:dr3d="urn:oasis:names:tc:opendocument:xmlns:dr3d:1.0" draw:path-stretchpoint-x="21600" draw:path-stretchpoint-y="21600" draw:type="non-primitive" svg:viewBox="0 0 21600 21600" draw:enhanced-path="S M ?f2 ?f13 A ?f55 ?f56 ?f57 ?f58 ?f2 ?f13 ?f52 ?f54  W ?f59 ?f60 ?f61 ?f62 ?f2 ?f13 ?f52 ?f54 L ?f3 ?f15 A ?f102 ?f103 ?f104 ?f105 ?f3 ?f15 ?f99 ?f101  W ?f106 ?f107 ?f108 ?f109 ?f3 ?f15 ?f99 ?f101 Z N S M ?f2 ?f13 A ?f130 ?f131 ?f132 ?f133 ?f2 ?f13 ?f127 ?f129  W ?f134 ?f135 ?f136 ?f137 ?f2 ?f13 ?f127 ?f129 Z N F M ?f3 ?f13 A ?f157 ?f158 ?f159 ?f160 ?f3 ?f13 ?f154 ?f156  W ?f161 ?f162 ?f163 ?f164 ?f3 ?f13 ?f154 ?f156 L ?f3 ?f15 A ?f102 ?f103 ?f104 ?f105 ?f3 ?f15 ?f99 ?f101  W ?f106 ?f107 ?f108 ?f109 ?f3 ?f15 ?f99 ?f101 L ?f2 ?f13 N" draw:text-areas="?f2 ?f14 ?f3 ?f15" draw:glue-points="?f9 ?f14" draw:glue-point-leaving-directions="-360" draw:modifiers="25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0"/>
            <draw:equation draw:name="f13" draw:formula="?f10 * ?f12 / 200000"/>
            <draw:equation draw:name="f14" draw:formula="?f13 + ?f13"/>
            <draw:equation draw:name="f15" draw:formula="?f5 - ?f13"/>
            <draw:equation draw:name="f16" draw:formula="21550000 - -10800000"/>
            <draw:equation draw:name="f17" draw:formula="if(?f16, -10800000, 21550000)"/>
            <draw:equation draw:name="f18" draw:formula="-21550000 - ?f17"/>
            <draw:equation draw:name="f19" draw:formula="if(?f18, -21550000, ?f17)"/>
            <draw:equation draw:name="f20" draw:formula="?f0 + ?f19"/>
            <draw:equation draw:name="f21" draw:formula="?f0 + ?f1"/>
            <draw:equation draw:name="f22" draw:formula="?f21 * ?f11 / ?f0"/>
            <draw:equation draw:name="f23" draw:formula="0 - ?f22"/>
            <draw:equation draw:name="f24" draw:formula="cos(?f23)"/>
            <draw:equation draw:name="f25" draw:formula="0 - ?f24"/>
            <draw:equation draw:name="f26" draw:formula="?f25 * ?f8"/>
            <draw:equation draw:name="f27" draw:formula="sin(?f23)"/>
            <draw:equation draw:name="f28" draw:formula="0 - ?f27"/>
            <draw:equation draw:name="f29" draw:formula="?f28 * ?f13"/>
            <draw:equation draw:name="f30" draw:formula="sqrt(?f26 * ?f26 + ?f29 * ?f29 + 0 * 0)"/>
            <draw:equation draw:name="f31" draw:formula="?f8 * ?f13 / ?f30"/>
            <draw:equation draw:name="f32" draw:formula="?f28 * ?f31"/>
            <draw:equation draw:name="f33" draw:formula="?f2 - ?f32"/>
            <draw:equation draw:name="f34" draw:formula="?f25 * ?f31"/>
            <draw:equation draw:name="f35" draw:formula="?f13 - ?f34"/>
            <draw:equation draw:name="f36" draw:formula="?f33 - ?f8"/>
            <draw:equation draw:name="f37" draw:formula="?f35 - ?f13"/>
            <draw:equation draw:name="f38" draw:formula="?f33 + ?f8"/>
            <draw:equation draw:name="f39" draw:formula="?f35 + ?f13"/>
            <draw:equation draw:name="f40" draw:formula="?f20 + ?f1"/>
            <draw:equation draw:name="f41" draw:formula="?f40 * ?f11 / ?f0"/>
            <draw:equation draw:name="f42" draw:formula="0 - ?f41"/>
            <draw:equation draw:name="f43" draw:formula="cos(?f42)"/>
            <draw:equation draw:name="f44" draw:formula="0 - ?f43"/>
            <draw:equation draw:name="f45" draw:formula="?f44 * ?f8"/>
            <draw:equation draw:name="f46" draw:formula="sin(?f42)"/>
            <draw:equation draw:name="f47" draw:formula="0 - ?f46"/>
            <draw:equation draw:name="f48" draw:formula="?f47 * ?f13"/>
            <draw:equation draw:name="f49" draw:formula="sqrt(?f45 * ?f45 + ?f48 * ?f48 + 0 * 0)"/>
            <draw:equation draw:name="f50" draw:formula="?f8 * ?f13 / ?f49"/>
            <draw:equation draw:name="f51" draw:formula="?f47 * ?f50"/>
            <draw:equation draw:name="f52" draw:formula="?f33 + ?f51"/>
            <draw:equation draw:name="f53" draw:formula="?f44 * ?f50"/>
            <draw:equation draw:name="f54" draw:formula="?f35 + ?f53"/>
            <draw:equation draw:name="f55" draw:formula="if(?f19, ?f2, ?f36)"/>
            <draw:equation draw:name="f56" draw:formula="if(?f19, ?f13, ?f37)"/>
            <draw:equation draw:name="f57" draw:formula="if(?f19, ?f2, ?f38)"/>
            <draw:equation draw:name="f58" draw:formula="if(?f19, ?f13, ?f39)"/>
            <draw:equation draw:name="f59" draw:formula="if(?f19, ?f36, ?f52)"/>
            <draw:equation draw:name="f60" draw:formula="if(?f19, ?f37, ?f54)"/>
            <draw:equation draw:name="f61" draw:formula="if(?f19, ?f38, ?f52)"/>
            <draw:equation draw:name="f62" draw:formula="if(?f19, ?f39, ?f54)"/>
            <draw:equation draw:name="f63" draw:formula="21550000 - ?f0"/>
            <draw:equation draw:name="f64" draw:formula="if(?f63, ?f0, 21550000)"/>
            <draw:equation draw:name="f65" draw:formula="-21550000 - ?f64"/>
            <draw:equation draw:name="f66" draw:formula="if(?f65, -21550000, ?f64)"/>
            <draw:equation draw:name="f67" draw:formula="0 + ?f66"/>
            <draw:equation draw:name="f68" draw:formula="0 + ?f1"/>
            <draw:equation draw:name="f69" draw:formula="?f68 * ?f11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8"/>
            <draw:equation draw:name="f74" draw:formula="sin(?f70)"/>
            <draw:equation draw:name="f75" draw:formula="0 - ?f74"/>
            <draw:equation draw:name="f76" draw:formula="?f75 * ?f13"/>
            <draw:equation draw:name="f77" draw:formula="sqrt(?f73 * ?f73 + ?f76 * ?f76 + 0 * 0)"/>
            <draw:equation draw:name="f78" draw:formula="?f8 * ?f13 / ?f77"/>
            <draw:equation draw:name="f79" draw:formula="?f75 * ?f78"/>
            <draw:equation draw:name="f80" draw:formula="?f3 - ?f79"/>
            <draw:equation draw:name="f81" draw:formula="?f72 * ?f78"/>
            <draw:equation draw:name="f82" draw:formula="?f15 - ?f81"/>
            <draw:equation draw:name="f83" draw:formula="?f80 - ?f8"/>
            <draw:equation draw:name="f84" draw:formula="?f82 - ?f13"/>
            <draw:equation draw:name="f85" draw:formula="?f80 + ?f8"/>
            <draw:equation draw:name="f86" draw:formula="?f82 + ?f13"/>
            <draw:equation draw:name="f87" draw:formula="?f67 + ?f1"/>
            <draw:equation draw:name="f88" draw:formula="?f87 * ?f11 / ?f0"/>
            <draw:equation draw:name="f89" draw:formula="0 - ?f88"/>
            <draw:equation draw:name="f90" draw:formula="cos(?f89)"/>
            <draw:equation draw:name="f91" draw:formula="0 - ?f90"/>
            <draw:equation draw:name="f92" draw:formula="?f91 * ?f8"/>
            <draw:equation draw:name="f93" draw:formula="sin(?f89)"/>
            <draw:equation draw:name="f94" draw:formula="0 - ?f93"/>
            <draw:equation draw:name="f95" draw:formula="?f94 * ?f13"/>
            <draw:equation draw:name="f96" draw:formula="sqrt(?f92 * ?f92 + ?f95 * ?f95 + 0 * 0)"/>
            <draw:equation draw:name="f97" draw:formula="?f8 * ?f13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66, ?f3, ?f83)"/>
            <draw:equation draw:name="f103" draw:formula="if(?f66, ?f15, ?f84)"/>
            <draw:equation draw:name="f104" draw:formula="if(?f66, ?f3, ?f85)"/>
            <draw:equation draw:name="f105" draw:formula="if(?f66, ?f15, ?f86)"/>
            <draw:equation draw:name="f106" draw:formula="if(?f66, ?f83, ?f99)"/>
            <draw:equation draw:name="f107" draw:formula="if(?f66, ?f84, ?f101)"/>
            <draw:equation draw:name="f108" draw:formula="if(?f66, ?f85, ?f99)"/>
            <draw:equation draw:name="f109" draw:formula="if(?f66, ?f86, ?f101)"/>
            <draw:equation draw:name="f110" draw:formula="21550000 - 21600000"/>
            <draw:equation draw:name="f111" draw:formula="if(?f110, 21600000, 21550000)"/>
            <draw:equation draw:name="f112" draw:formula="-21550000 - ?f111"/>
            <draw:equation draw:name="f113" draw:formula="if(?f112, -21550000, ?f111)"/>
            <draw:equation draw:name="f114" draw:formula="?f0 + ?f113"/>
            <draw:equation draw:name="f115" draw:formula="?f114 + ?f1"/>
            <draw:equation draw:name="f116" draw:formula="?f115 * ?f11 / ?f0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8"/>
            <draw:equation draw:name="f121" draw:formula="sin(?f117)"/>
            <draw:equation draw:name="f122" draw:formula="0 - ?f121"/>
            <draw:equation draw:name="f123" draw:formula="?f122 * ?f13"/>
            <draw:equation draw:name="f124" draw:formula="sqrt(?f120 * ?f120 + ?f123 * ?f123 + 0 * 0)"/>
            <draw:equation draw:name="f125" draw:formula="?f8 * ?f13 / ?f124"/>
            <draw:equation draw:name="f126" draw:formula="?f122 * ?f125"/>
            <draw:equation draw:name="f127" draw:formula="?f33 + ?f126"/>
            <draw:equation draw:name="f128" draw:formula="?f119 * ?f125"/>
            <draw:equation draw:name="f129" draw:formula="?f35 + ?f128"/>
            <draw:equation draw:name="f130" draw:formula="if(?f113, ?f2, ?f36)"/>
            <draw:equation draw:name="f131" draw:formula="if(?f113, ?f13, ?f37)"/>
            <draw:equation draw:name="f132" draw:formula="if(?f113, ?f2, ?f38)"/>
            <draw:equation draw:name="f133" draw:formula="if(?f113, ?f13, ?f39)"/>
            <draw:equation draw:name="f134" draw:formula="if(?f113, ?f36, ?f127)"/>
            <draw:equation draw:name="f135" draw:formula="if(?f113, ?f37, ?f129)"/>
            <draw:equation draw:name="f136" draw:formula="if(?f113, ?f38, ?f127)"/>
            <draw:equation draw:name="f137" draw:formula="if(?f113, ?f39, ?f129)"/>
            <draw:equation draw:name="f138" draw:formula="0 + ?f113"/>
            <draw:equation draw:name="f139" draw:formula="?f13 - ?f81"/>
            <draw:equation draw:name="f140" draw:formula="?f139 - ?f13"/>
            <draw:equation draw:name="f141" draw:formula="?f139 + ?f13"/>
            <draw:equation draw:name="f142" draw:formula="?f138 + ?f1"/>
            <draw:equation draw:name="f143" draw:formula="?f142 * ?f11 / ?f0"/>
            <draw:equation draw:name="f144" draw:formula="0 - ?f143"/>
            <draw:equation draw:name="f145" draw:formula="cos(?f144)"/>
            <draw:equation draw:name="f146" draw:formula="0 - ?f145"/>
            <draw:equation draw:name="f147" draw:formula="?f146 * ?f8"/>
            <draw:equation draw:name="f148" draw:formula="sin(?f144)"/>
            <draw:equation draw:name="f149" draw:formula="0 - ?f148"/>
            <draw:equation draw:name="f150" draw:formula="?f149 * ?f13"/>
            <draw:equation draw:name="f151" draw:formula="sqrt(?f147 * ?f147 + ?f150 * ?f150 + 0 * 0)"/>
            <draw:equation draw:name="f152" draw:formula="?f8 * ?f13 / ?f151"/>
            <draw:equation draw:name="f153" draw:formula="?f149 * ?f152"/>
            <draw:equation draw:name="f154" draw:formula="?f80 + ?f153"/>
            <draw:equation draw:name="f155" draw:formula="?f146 * ?f152"/>
            <draw:equation draw:name="f156" draw:formula="?f139 + ?f155"/>
            <draw:equation draw:name="f157" draw:formula="if(?f113, ?f3, ?f83)"/>
            <draw:equation draw:name="f158" draw:formula="if(?f113, ?f13, ?f140)"/>
            <draw:equation draw:name="f159" draw:formula="if(?f113, ?f3, ?f85)"/>
            <draw:equation draw:name="f160" draw:formula="if(?f113, ?f13, ?f141)"/>
            <draw:equation draw:name="f161" draw:formula="if(?f113, ?f83, ?f154)"/>
            <draw:equation draw:name="f162" draw:formula="if(?f113, ?f140, ?f156)"/>
            <draw:equation draw:name="f163" draw:formula="if(?f113, ?f85, ?f154)"/>
            <draw:equation draw:name="f164" draw:formula="if(?f113, ?f141, ?f156)"/>
          </draw:enhanced-geometry>
        </draw:custom-shape>
        <draw:connector draw:type="line" svg:x1="2.35184in" svg:y1="5.02299in" svg:x2="1.67476in" svg:y2="4.65841in" draw:id="id99" draw:style-name="a494" draw:name="Straight Arrow Connector 48">
          <svg:title/>
          <svg:desc/>
        </draw:connector>
        <draw:custom-shape svg:x="6.35962in" svg:y="3.52421in" svg:width="0.13028in" svg:height="0.44806in" draw:id="id101" draw:style-name="a497" draw:name="Arrow: Up 49">
          <svg:title/>
          <svg:desc/>
          <text:p text:style-name="a496" text:class-names="" text:cond-style-name="" text:id="id100"><text:span text:style-name="a495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3140 5400" draw:mirror-horizontal="true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6.27628in" svg:y="5.53463in" svg:width="0.16153in" svg:height="0.54181in" draw:id="id102" draw:style-name="a500" draw:name="Arrow: Up 50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3220 5400" draw:mirror-horizontal="true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6.40128in" svg:y="2.51379in" svg:width="0.13028in" svg:height="0.44806in" draw:id="id103" draw:style-name="a503" draw:name="Arrow: Up 51">
          <svg:title/>
          <svg:desc/>
          <text:p text:style-name="a502" text:class-names="" text:cond-style-name=""><text:span text:style-name="a501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3140 5400" draw:mirror-horizontal="true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type="line" svg:x1="2.60184in" svg:y1="2.24174in" svg:x2="1.65392in" svg:y2="2.25216in" draw:id="id104" draw:style-name="a505" draw:name="Straight Arrow Connector 53">
          <svg:title/>
          <svg:desc/>
        </draw:connector>
        <draw:connector draw:type="line" svg:x1="2.59142in" svg:y1="2.42924in" svg:x2="1.66434in" svg:y2="2.60633in" draw:id="id105" draw:style-name="a507" draw:name="Straight Arrow Connector 54">
          <svg:title/>
          <svg:desc/>
        </draw:connector>
        <draw:connector draw:type="line" svg:x1="2.68155in" svg:y1="2.6223in" svg:x2="1.75447in" svg:y2="2.9973in" draw:id="id106" draw:style-name="a509" draw:name="Straight Arrow Connector 55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07" svg:viewBox="0 0 20 30" svg:d="m10 0-10 30h20z"/>
    <draw:marker draw:name="a504" svg:viewBox="0 0 20 30" svg:d="m10 0-10 30h20z"/>
    <draw:marker draw:name="a403" svg:viewBox="0 0 20 30" svg:d="m10 0-10 30h20z"/>
    <draw:marker draw:name="a506" svg:viewBox="0 0 20 30" svg:d="m10 0-10 30h20z"/>
    <draw:marker draw:name="a405" svg:viewBox="0 0 20 30" svg:d="m10 0-10 30h20z"/>
    <draw:marker draw:name="a508" svg:viewBox="0 0 20 30" svg:d="m10 0-10 30h20z"/>
    <draw:marker draw:name="a493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9/25/2021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9/25/2021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9/25/2021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9/25/2021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9/25/2021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9/25/2021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9/25/2021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9/25/2021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9/25/2021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6" draw:name="Picture Placeholder 2" svg:x="5.6684in" svg:y="1.07986in" svg:width="6.75in" svg:height="5.32986in" presentation:class="graphic" presentation:placeholder="false">
        <draw:text-box>
          <text:p text:style-name="a295" text:class-names="" text:cond-style-name=""><text:span text:style-name="a293" text:class-names="">Click icon to add picture</text:span><text:span text:style-name="a294" text:class-names=""/></text:p>
        </draw:text-box>
        <svg:title/>
        <svg:desc/>
      </draw:frame>
      <draw:frame draw:id="id49" presentation:style-name="a300" draw:name="Text Placeholder 3" svg:x="0.9184in" svg:y="2.25in" svg:width="4.30035in" svg:height="4.1684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</draw:text-box>
        <svg:title/>
        <svg:desc/>
      </draw:frame>
      <draw:frame draw:id="id50" presentation:style-name="a305" draw:name="Date Placeholder 4" svg:x="0.91667in" svg:y="6.95139in" svg:width="3in" svg:height="0.39931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>9/25/2021</text:date></text:span><text:span text:style-name="a303" text:class-names=""/></text:p>
        </draw:text-box>
        <svg:title/>
        <svg:desc/>
      </draw:frame>
      <draw:frame draw:id="id51" presentation:style-name="a308" draw:name="Footer Placeholder 5" svg:x="4.41667in" svg:y="6.95139in" svg:width="4.5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2" presentation:style-name="a312" draw:name="Slide Number Placeholder 6" svg:x="9.41667in" svg:y="6.95139in" svg:width="3in" svg:height="0.39931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3">
      <draw:frame draw:id="id53" presentation:style-name="a317" draw:name="Title 1" svg:x="0.91667in" svg:y="0.39931in" svg:width="11.5in" svg:height="1.44965in" presentation:class="title" presentation:placeholder="false">
        <draw:text-box>
          <text:p text:style-name="a316" text:class-names="" text:cond-style-name=""><text:span text:style-name="a314" text:class-names="">Click to edit Master title style</text:span><text:span text:style-name="a315" text:class-names=""/></text:p>
        </draw:text-box>
        <svg:title/>
        <svg:desc/>
      </draw:frame>
      <draw:frame draw:id="id54" presentation:style-name="a334" draw:name="Vertical Text Placeholder 2" svg:x="0.91667in" svg:y="1.99653in" svg:width="11.5in" svg:height="4.75868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Second level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hird level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Fifth level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9" draw:name="Date Placeholder 3" svg:x="0.91667in" svg:y="6.95139in" svg:width="3in" svg:height="0.39931in" presentation:class="date-time" presentation:placeholder="false">
        <draw:text-box>
          <text:p text:style-name="a338" text:class-names="" text:cond-style-name=""><text:span text:style-name="a335" text:class-names=""><text:date text:fixed="false" style:data-style-name="a336">9/25/2021</text:date></text:span><text:span text:style-name="a337" text:class-names=""/></text:p>
        </draw:text-box>
        <svg:title/>
        <svg:desc/>
      </draw:frame>
      <draw:frame draw:id="id56" presentation:style-name="a342" draw:name="Footer Placeholder 4" svg:x="4.41667in" svg:y="6.95139in" svg:width="4.5in" svg:height="0.39931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lide Number Placeholder 5" svg:x="9.41667in" svg:y="6.95139in" svg:width="3in" svg:height="0.39931in" presentation:class="page-number" presentation:placeholder="false">
        <draw:text-box>
          <text:p text:style-name="a345" text:class-names="" text:cond-style-name=""><text:span text:style-name="a343" text:class-names=""><text:page-number style:num-format="1" text:fixed="false">‹#›</text:page-number></text:span><text:span text:style-name="a34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7">
      <draw:frame draw:id="id58" presentation:style-name="a351" draw:name="Vertical Title 1" svg:x="9.54167in" svg:y="0.39931in" svg:width="2.875in" svg:height="6.3559in" presentation:class="title" presentation:placeholder="false">
        <draw:text-box>
          <text:p text:style-name="a350" text:class-names="" text:cond-style-name=""><text:span text:style-name="a348" text:class-names="">Click to edit Master title style</text:span><text:span text:style-name="a349" text:class-names=""/></text:p>
        </draw:text-box>
        <svg:title/>
        <svg:desc/>
      </draw:frame>
      <draw:frame draw:id="id59" presentation:style-name="a368" draw:name="Vertical Text Placeholder 2" svg:x="0.91667in" svg:y="0.39931in" svg:width="8.45833in" svg:height="6.3559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cond level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hird level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Fifth level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3" draw:name="Date Placeholder 3" svg:x="0.91667in" svg:y="6.95139in" svg:width="3in" svg:height="0.39931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>9/25/2021</text:date></text:span><text:span text:style-name="a371" text:class-names=""/></text:p>
        </draw:text-box>
        <svg:title/>
        <svg:desc/>
      </draw:frame>
      <draw:frame draw:id="id61" presentation:style-name="a376" draw:name="Footer Placeholder 4" svg:x="4.41667in" svg:y="6.95139in" svg:width="4.5in" svg:height="0.39931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62" presentation:style-name="a380" draw:name="Slide Number Placeholder 5" svg:x="9.41667in" svg:y="6.95139in" svg:width="3in" svg:height="0.39931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>‹#›</text:page-number></text:span><text:span text:style-name="a37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/>
    <dc:creator/>
    <meta:creation-date>2021-09-25T20:48:12Z</meta:creation-date>
    <dc:date>2021-09-25T23:50:06Z</dc:date>
    <meta:template xlink:href="office%20theme" xlink:type="simple"/>
    <meta:editing-cycles>656</meta:editing-cycles>
    <meta:editing-duration>PT0S</meta:editing-duration>
    <meta:document-statistic meta:paragraph-count="0" meta:word-count="0"/>
  </office:meta>
</office:document-meta>
</file>